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2"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text-properties style:font-name="Times New Roman" fo:font-size="12pt" style:font-size-asian="12pt" style:font-name-complex="Garamond" style:font-size-complex="12pt"/>
    </style:style>
    <style:style style:name="P4" style:family="paragraph" style:parent-style-name="Standard">
      <style:text-properties style:font-name="Times New Roman" fo:font-size="12pt" style:font-size-asian="12pt" style:font-name-complex="Times New Roman" style:font-size-complex="12pt"/>
    </style:style>
    <style:style style:name="P5"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6"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name-complex="Times New Roman"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text-align="justify" style:justify-single-word="false"/>
      <style:text-properties style:font-name="Times New Roman" fo:font-size="12pt" style:font-size-asian="12pt" style:font-size-complex="12pt"/>
    </style:style>
    <style:style style:name="P9"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size-complex="12pt"/>
    </style:style>
    <style:style style:name="P10" style:family="paragraph" style:parent-style-name="Standard">
      <style:paragraph-properties fo:text-align="center" style:justify-single-word="false"/>
      <style:text-properties style:font-name="Times New Roman" fo:font-size="12pt" style:font-size-asian="12pt" style:font-size-complex="12pt"/>
    </style:style>
    <style:style style:name="P11" style:family="paragraph" style:parent-style-name="Standard">
      <style:paragraph-properties fo:margin-left="0in" fo:margin-right="0in" fo:text-indent="0.5in" style:auto-text-indent="false"/>
      <style:text-properties style:font-name="Times New Roman" fo:font-size="12pt" style:font-size-asian="12pt" style:font-size-complex="12pt"/>
    </style:style>
    <style:style style:name="P12"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P13"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T1" style:family="text">
      <style:text-properties style:font-name="Times New Roman" fo:font-size="10pt" style:font-size-asian="10pt" style:font-name-complex="Times New Roman"/>
    </style:style>
    <style:style style:name="T2" style:family="text">
      <style:text-properties style:font-name="Times New Roman" fo:font-size="10pt" fo:font-style="italic" style:font-size-asian="10pt" style:font-style-asian="italic" style:font-name-complex="Times New Roman"/>
    </style:style>
    <style:style style:name="T3" style:family="text">
      <style:text-properties style:font-name="Times New Roman" fo:font-size="10pt" fo:font-style="italic" style:font-size-asian="10pt" style:font-style-asian="italic" style:font-name-complex="Times New Roman" style:font-style-complex="italic"/>
    </style:style>
    <style:style style:name="T4" style:family="text">
      <style:text-properties fo:font-size="10pt" style:font-size-asian="10pt"/>
    </style:style>
    <style:style style:name="T5" style:family="text">
      <style:text-properties fo:font-size="10pt" style:font-size-asian="10pt" style:font-name-complex="Times New Roman"/>
    </style:style>
    <style:style style:name="T6" style:family="text">
      <style:text-properties fo:font-size="10pt" style:font-size-asian="10pt" style:font-name-complex="Garamond"/>
    </style:style>
    <style:style style:name="T7" style:family="text">
      <style:text-properties fo:font-size="10pt" fo:font-style="italic" style:font-size-asian="10pt" style:font-style-asian="italic" style:font-name-complex="Times New Roman"/>
    </style:style>
    <style:style style:name="T8" style:family="text">
      <style:text-properties fo:font-size="10pt" fo:font-weight="bold" style:font-size-asian="10pt" style:font-weight-asian="bold" style:font-name-complex="Courier New" style:font-weight-complex="bold"/>
    </style:style>
    <style:style style:name="T9" style:family="text">
      <style:text-properties style:font-name="Garamond" fo:font-size="10pt" style:font-size-asian="10pt" style:font-name-complex="Garamond"/>
    </style:style>
    <style:style style:name="T10" style:family="text">
      <style:text-properties style:font-name="Courier New" fo:font-size="10pt" fo:font-weight="bold" style:font-size-asian="10pt" style:font-weight-asian="bold" style:font-name-complex="Courier New" style:font-weight-complex="bold"/>
    </style:style>
    <style:style style:name="T11" style:family="text">
      <style:text-properties fo:color="#000000" style:font-name="Times New Roman" fo:font-size="10pt" style:font-size-asian="10pt" style:font-name-complex="Times New Roman"/>
    </style:style>
    <style:style style:name="T12" style:family="text">
      <style:text-properties fo:color="#000000" fo:font-size="10pt" style:font-size-asian="10pt" style:font-name-complex="Times New Roman"/>
    </style:style>
    <style:style style:name="T13" style:family="text">
      <style:text-properties fo:color="#000000" style:font-name-complex="Times New Roman"/>
    </style:style>
    <style:style style:name="T14" style:family="text">
      <style:text-properties style:font-name-complex="Times New Roman"/>
    </style:style>
    <style:style style:name="T15" style:family="text">
      <style:text-properties style:font-name-complex="Garamond"/>
    </style:style>
    <style:style style:name="T16" style:family="text">
      <style:text-properties fo:font-style="italic" style:font-style-asian="italic" style:font-name-complex="Times New Roman"/>
    </style:style>
    <style:style style:name="T17" style:family="text">
      <style:text-properties fo:font-weight="bold" style:font-weight-asian="bold" style:font-name-complex="Courier New"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uirements document</text:p>
      <text:p text:style-name="P3">1. Overview</text:p>
      <text:p text:style-name="P3"><text:s text:c="2"/>1.1. Objectives: Why are we doing this project? What is the purpose? </text:p>
      <text:p text:style-name="P12"><text:span text:style-name="T14">The objectives of this project are to design, build and test a brushed DC motor controller. The motor should spin at a constant speed and the operator can specify the desired set point. Educationally, students are learning how to interface a DC motor, how to measure speed using input capture, and how to implement a digital controller running in the background.</text:span></text:p>
      <text:p text:style-name="P5"/>
      <text:p text:style-name="P3"><text:s text:c="2"/>1.2. Process: How will the project be developed? </text:p>
      <text:p text:style-name="P12"><text:span text:style-name="T14">The project will be developed using the EK-TM4C123GXL or EK-TM4C1294XL LaunchPad. There will be two switches that the operator will use to specify the desired speed of the motor. The system will be built on a solderless breadboard and run on the usual USB power. The system may use the on board switches or off-board switches. A hardware/software interface will be designed that allows software to control the DC motor. There will be at least five hardware/software modules: tachometer input, switch input, motor output, LCD output, and the motor controller. <text:s/>The process will be to design and test each module independently from the other modules. After each module is tested, the system will be built and tested.</text:span></text:p>
      <text:p text:style-name="P4"/>
      <text:p text:style-name="P7"><text:s text:c="2"/><text:span text:style-name="T15">1.3. Roles and Responsibilities: Who will do what? <text:s/>Who are the clients?</text:span></text:p>
      <text:p text:style-name="P12"><text:span text:style-name="T14">EE445L students are the engineers and the TA is the client. Student A will build and test the sensor system. Student B will build the actuator and switch input. Both students will work on the controller. </text:span><text:span text:style-name="T16">(note to students: you are expected to make minor modifications to this document in order to clarify exactly what they plan to build. Students are allowed to divide responsibilities of the project however they wish, but, at the time of demonstration, both students are expected to understand all aspects of the design.)</text:span></text:p>
      <text:p text:style-name="P4"/>
      <text:p text:style-name="P3"><text:s text:c="2"/>1.4. Interactions with Existing Systems: How will it fit in?</text:p>
      <text:p text:style-name="P8"><text:span text:style-name="T14"><text:tab/>The system will use the microcontroller board, a solderless breadboard, and the DC motor shown in Figure 4.1. The wiring connector for the DC motor is described in the PCB Artist file </text:span><text:span text:style-name="T17">Lab4B_Artist.sch</text:span><text:span text:style-name="T14">. It will be powered using the USB cable. You may use a +5V power from the lab bench, but please do not power the motor with a voltage above +5V.</text:span></text:p>
      <text:p text:style-name="P4"/>
      <text:p text:style-name="P3"><text:s text:c="2"/>1.5. Terminology: Define terms used in the document.</text:p>
      <text:p text:style-name="P12"><text:span text:style-name="T14">For the terms integral controller, PWM, board support package, back emf, torque, time constant, and hysteresis, see textbook for definitions.</text:span></text:p>
      <text:p text:style-name="P4"/>
      <text:p text:style-name="P3"><text:s text:c="2"/>1.6. Security: How will intellectual property be managed?</text:p>
      <text:p text:style-name="P12"><text:span text:style-name="T14">The system may include software from </text:span><text:span text:style-name="T13">TivaWare </text:span><text:span text:style-name="T14">and from the book. No software written for this project may be transmitted, viewed, or communicated with any other EE445L student past, present, or future (other than the lab partner of course). It is the responsibility of the team to keep its EE445L lab solutions secure.</text:span></text:p>
      <text:p text:style-name="P4"/>
      <text:p text:style-name="P3">2. Function Description</text:p>
      <text:p text:style-name="P3"><text:s text:c="2"/>2.1. Functionality: What will the system do precisely?</text:p>
      <text:p text:style-name="P12"><text:span text:style-name="T14">If all buttons are released, then the motor should spin at a constant speed. If switch 1 is pressed and released, the desired speed should increase by 5 rps, up to a maximum of 40 rps. If switch 2 is pressed and released, the desired speed should decrease by 5 rps, down to a minimum of 0 rps.</text:span><text:span text:style-name="T16"> (Note to students: feel free to change how the set point is established, and feel free to change the maximum speed)</text:span></text:p>
      <text:p text:style-name="P12"><text:span text:style-name="T14">Both the desired and actual speeds should be plotted on the color LCD as a function of time similar to Figure 4.4 </text:span><text:span text:style-name="T16">(note to students: feel free to specify exactly how the data is displayed. For example, you could but do not have to add numerical outputs).</text:span><text:span text:style-name="T14"> </text:span></text:p>
      <text:p text:style-name="P1"><text:soft-page-break/></text:p>
      <text:p text:style-name="P3"><text:s text:c="2"/>2.2. Scope: List the phases and what will be delivered in each phase.</text:p>
      <text:p text:style-name="P13">Phase 1 is the preparation; phase 2 is the demonstration; and phase 3 is the lab report. Details can be found in the lab manual.</text:p>
      <text:p text:style-name="P10"><text:span text:style-name="T14"/></text:p>
      <text:p text:style-name="P4"/>
      <text:p text:style-name="P3"><text:s text:c="2"/>2.3. Prototypes: How will intermediate progress be demonstrated?</text:p>
      <text:p text:style-name="P12"><text:span text:style-name="T14">A prototype system running on the EK-TM4C123GXL or EK-TM4C1294XL LaunchPad and solderless breadboard will be demonstrated. Progress will be judged by the preparation, demonstration and lab report.</text:span></text:p>
      <text:p text:style-name="P4"/>
      <text:p text:style-name="P3"><text:s text:c="2"/>2.4. Performance: Define the measures and describe how they will be determined.</text:p>
      <text:p text:style-name="P12"><text:span text:style-name="T14">The system will be judged by three qualitative measures. First, the software modules must be easy to understand and well-organized. Second, the system must employ an integral controller running in the background. There should be a clear and obvious abstraction, separating the state estimator, user interface, the controller and the actuator output. Backward jumps in the ISR are not allowed. Third, all software will be judged according to style guidelines. Software must follow the style described in Section 3.3 of the book </text:span><text:span text:style-name="T16">(note to students: you may edit this sentence to define a different style format)</text:span><text:span text:style-name="T14">. There are three quantitative measures. First, the average speed error at a desired speed of 60 rps will be measured. The average error should be less than 5 rps. Second, the step response is the time it takes for the new speed to hit 60 rps after the set point is changed from 40 to 60 rps. <text:s/>Third, you will measure power supply current to run the system. There is no particular need to minimize controller error, step response, or system current in this system.</text:span></text:p>
      <text:p text:style-name="P4"/>
      <text:p text:style-name="P3"><text:s text:c="2"/>2.5. Usability: Describe the interfaces. Be quantitative if possible.</text:p>
      <text:p text:style-name="P11"><text:span text:style-name="T14">There will be two switch inputs. The tachometer will be used to measure motor speed. The DC motor will operate under no load conditions,</text:span></text:p>
      <text:p text:style-name="P4"/>
      <text:p text:style-name="P3"><text:s text:c="2"/>2.6. Safety: Explain any safety requirements and how they will be measured.</text:p>
      <text:p text:style-name="P9"><text:span text:style-name="T14"><text:tab/>Figure 4.2 shows that under a no load condition, the motor current will be less than 100 mA. However, under heavy friction this current could be 5 to 10 times higher. Therefore, please run the motors unloaded. Connecting or disconnecting wires on the protoboard while power is applied will damage the microcontroller. Operating the circuit without a snubber diode will also damage the microcontroller.</text:span></text:p>
      <text:p text:style-name="P4"/>
      <text:p text:style-name="P3">3. Deliverables</text:p>
      <text:p text:style-name="P3"><text:s text:c="2"/>3.1. Reports: How will the system be described?</text:p>
      <text:p text:style-name="P4">A lab report described below is due by the due date listed in the syllabus. This report includes the final requirements document.</text:p>
      <text:p text:style-name="P4"/>
      <text:p text:style-name="P3"><text:s text:c="2"/>3.2. Audits: How will the clients evaluate progress?</text:p>
      <text:p text:style-name="P4">The preparation is due at the beginning of the lab period on the date listed in the syllabus.</text:p>
      <text:p text:style-name="P4"/>
      <text:p text:style-name="P3"><text:s text:c="2"/>3.3. Outcomes: What are the deliverables? How do we know when it is done?</text:p>
      <text:p text:style-name="P9"><text:span text:style-name="T14">There are three deliverables: preparation, demonstration, and report. </text:span><text:span text:style-name="T16">(Note to students: you should remove all notes to students in your final requirements document)</text:span><text:span text:style-name="T14">.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1S</meta:editing-duration>
    <meta:editing-cycles>3</meta:editing-cycles>
    <meta:generator>OpenOffice/4.1.1$Win32 OpenOffice.org_project/411m6$Build-9775</meta:generator>
    <dc:date>2016-04-17T19:41:43.01</dc:date>
    <meta:document-statistic meta:table-count="0" meta:image-count="0" meta:object-count="0" meta:page-count="2" meta:paragraph-count="35" meta:word-count="1071" meta:character-count="6432"/>
    <meta:user-defined meta:name="Info 1"/>
    <meta:user-defined meta:name="Info 2"/>
    <meta:user-defined meta:name="Info 3"/>
    <meta:user-defined meta:name="Info 4"/>
  </office:meta>
</office:document-meta>
</file>